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61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3.166cm"/>
    </style:style>
    <style:style style:name="co5" style:family="table-column">
      <style:table-column-properties fo:break-before="auto" style:column-width="5.609cm"/>
    </style:style>
    <style:style style:name="co6" style:family="table-column">
      <style:table-column-properties fo:break-before="auto" style:column-width="5.338cm"/>
    </style:style>
    <style:style style:name="co7" style:family="table-column">
      <style:table-column-properties fo:break-before="auto" style:column-width="5.278cm"/>
    </style:style>
    <style:style style:name="ro1" style:family="table-row">
      <style:table-row-properties style:row-height="1.40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4.791cm" fo:break-before="auto" style:use-optimal-row-height="true"/>
    </style:style>
    <style:style style:name="ro7" style:family="table-row">
      <style:table-row-properties style:row-height="4.001cm" fo:break-before="auto" style:use-optimal-row-height="true"/>
    </style:style>
    <style:style style:name="ro8" style:family="table-row">
      <style:table-row-properties style:row-height="2.813cm" fo:break-before="auto" style:use-optimal-row-height="true"/>
    </style:style>
    <style:style style:name="ro9" style:family="table-row">
      <style:table-row-properties style:row-height="2.817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5.581cm" fo:break-before="auto" style:use-optimal-row-height="true"/>
    </style:style>
    <style:style style:name="ro12" style:family="table-row">
      <style:table-row-properties style:row-height="1.8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fo:background-color="#000000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000000" fo:wrap-option="wrap"/>
    </style:style>
    <style:style style:name="ce8" style:family="table-cell" style:parent-style-name="Default">
      <style:table-cell-properties fo:wrap-option="wrap" style:vertical-align="top"/>
    </style:style>
    <style:style style:name="ce13" style:family="table-cell" style:parent-style-name="Default">
      <style:table-cell-properties fo:wrap-option="wrap"/>
      <style:text-properties fo:font-style="normal" style:text-underline-style="none" style:font-style-asian="normal" style:font-style-complex="normal"/>
    </style:style>
    <style:style style:name="ce14" style:family="table-cell" style:parent-style-name="Default">
      <style:table-cell-properties fo:background-color="#000000" fo:wrap-option="wrap"/>
      <style:text-properties fo:font-style="normal" style:text-underline-style="none" style:font-style-asian="normal" style:font-style-complex="normal"/>
    </style:style>
    <style:style style:name="ce15" style:family="table-cell" style:parent-style-name="Default">
      <style:table-cell-properties fo:wrap-option="wrap" style:vertical-align="top"/>
      <style:text-properties fo:font-style="normal" style:text-underline-style="none" style:font-style-asian="normal" style:font-style-complex="normal"/>
    </style:style>
    <style:style style:name="ce16" style:family="table-cell" style:parent-style-name="Default">
      <style:table-cell-properties style:text-align-source="value-type" style:repeat-content="false" fo:wrap-option="wrap" style:vertical-align="top"/>
      <style:paragraph-properties fo:margin-left="0cm"/>
      <style:text-properties fo:font-style="normal" style:text-underline-style="none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row table:style-name="ro1">
          <table:table-cell table:number-columns-repeated="7"/>
        </table:table-row>
        <table:table-row table:style-name="ro2">
          <table:table-cell/>
          <table:table-cell table:style-name="ce4" office:value-type="string" calcext:value-type="string">
            <text:p>ID</text:p>
          </table:table-cell>
          <table:table-cell table:style-name="ce7" office:value-type="string" calcext:value-type="string">
            <text:p>Requirement</text:p>
          </table:table-cell>
          <table:table-cell table:style-name="ce7" office:value-type="string" calcext:value-type="string">
            <text:p>Related Use Case</text:p>
          </table:table-cell>
          <table:table-cell table:style-name="ce7" office:value-type="string" calcext:value-type="string">
            <text:p>Fulfilled By</text:p>
          </table:table-cell>
          <table:table-cell table:style-name="ce7" office:value-type="string" calcext:value-type="string">
            <text:p>Test</text:p>
          </table:table-cell>
          <table:table-cell table:style-name="ce14" office:value-type="string" calcext:value-type="string">
            <text:p>Description</text:p>
          </table:table-cell>
        </table:table-row>
        <table:table-row table:style-name="ro3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User must be able to press a power button to turn the AED device on</text:p>
          </table:table-cell>
          <table:table-cell table:style-name="ce8" office:value-type="string" calcext:value-type="string">
            <text:p>Power On</text:p>
          </table:table-cell>
          <table:table-cell table:style-name="ce8" office:value-type="string" calcext:value-type="string">
            <text:p>MainWindow, AED</text:p>
          </table:table-cell>
          <table:table-cell table:style-name="ce8" office:value-type="string" calcext:value-type="string">
            <text:p>Press either the ON/OFF button from the operator interface, or the power button on the AED device itself</text:p>
          </table:table-cell>
          <table:table-cell table:style-name="ce15" office:value-type="string" calcext:value-type="string">
            <text:p>The <text:span text:style-name="T1">AED</text:span><text:span text:style-name="T2"> class is interacted with via the </text:span><text:span text:style-name="T1">MainWindow </text:span><text:span text:style-name="T2">class to turn the device on</text:span></text:p>
          </table:table-cell>
        </table:table-row>
        <table:table-row table:style-name="ro4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User must be able to place electrodes on to the patient</text:p>
          </table:table-cell>
          <table:table-cell table:style-name="ce8" office:value-type="string" calcext:value-type="string">
            <text:p>Pad Attachment</text:p>
          </table:table-cell>
          <table:table-cell table:style-name="ce8" office:value-type="string" calcext:value-type="string">
            <text:p>Mainwindow, AED, ElectrodePadPair, ChildElectrode, AdultElectrode, Victim</text:p>
          </table:table-cell>
          <table:table-cell table:style-name="ce8" office:value-type="string" calcext:value-type="string">
            <text:p>Press the “Place Electrodes” button from the admin panel</text:p>
          </table:table-cell>
          <table:table-cell table:style-name="ce15" office:value-type="string" calcext:value-type="string">
            <text:p>The <text:span text:style-name="T1">MainWindow</text:span><text:span text:style-name="T2"> class is used to connect the “Place Electrodes” button to its corresponding functionality, handled by the </text:span><text:span text:style-name="T1">AED</text:span><text:span text:style-name="T2"> class which utilizes the various Electrode classes in addition to the </text:span><text:span text:style-name="T1">Victim </text:span><text:span text:style-name="T2">class</text:span></text:p>
          </table:table-cell>
        </table:table-row>
        <table:table-row table:style-name="ro4"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User must be able to place electrodes improperly on to the patient</text:p>
          </table:table-cell>
          <table:table-cell table:style-name="ce8" office:value-type="string" calcext:value-type="string">
            <text:p>Pad Attachment</text:p>
          </table:table-cell>
          <table:table-cell table:style-name="ce8" office:value-type="string" calcext:value-type="string">
            <text:p>Mainwindow, AED, ElectrodePadPair, ChildElectrode, AdultElectrode, Victim</text:p>
          </table:table-cell>
          <table:table-cell table:style-name="ce8" office:value-type="string" calcext:value-type="string">
            <text:p>Press the “Place Electrodes” button from the admin panel</text:p>
          </table:table-cell>
          <table:table-cell table:style-name="ce15" office:value-type="string" calcext:value-type="string">
            <text:p>The <text:span text:style-name="T1">MainWindow</text:span><text:span text:style-name="T2"> class is used to connect the “Place Electrodes” button to its corresponding functionality, handled by the </text:span><text:span text:style-name="T1">AED</text:span><text:span text:style-name="T2"> class which utilizes the various Electrode classes in addition to the </text:span><text:span text:style-name="T1">Victim </text:span><text:span text:style-name="T2">class</text:span></text:p>
          </table:table-cell>
        </table:table-row>
        <table:table-row table:style-name="ro3"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User must be able to use alternative child defibrillator pads for children</text:p>
          </table:table-cell>
          <table:table-cell table:style-name="ce8" office:value-type="string" calcext:value-type="string">
            <text:p>Pad Attachment</text:p>
          </table:table-cell>
          <table:table-cell table:style-name="ce8" office:value-type="string" calcext:value-type="string">
            <text:p>MainWindow, AED, ElectrodePadPair, ChildElectrode, Victim</text:p>
          </table:table-cell>
          <table:table-cell table:style-name="ce8" office:value-type="string" calcext:value-type="string">
            <text:p>Press either the “Child Electrodes” checkbox from the admin panel or the child button on the AED device itself</text:p>
          </table:table-cell>
          <table:table-cell table:style-name="ce16" office:value-type="string" calcext:value-type="string">
            <text:p><text:span text:style-name="T2">The </text:span><text:span text:style-name="T1">MainWindow</text:span><text:span text:style-name="T2"> class is used in conjunction with the </text:span><text:span text:style-name="T1">ChildElectrode</text:span><text:span text:style-name="T2"> and </text:span><text:span text:style-name="T1">AED</text:span><text:span text:style-name="T2"> classes to update the state of the </text:span><text:span text:style-name="T1">AED</text:span></text:p>
          </table:table-cell>
        </table:table-row>
        <table:table-row table:style-name="ro5"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User must be able to shock the patient</text:p>
          </table:table-cell>
          <table:table-cell table:style-name="ce8" office:value-type="string" calcext:value-type="string">
            <text:p>Shock</text:p>
          </table:table-cell>
          <table:table-cell table:style-name="ce8" office:value-type="string" calcext:value-type="string">
            <text:p>Mainwindow, AED, VoiceSystem</text:p>
          </table:table-cell>
          <table:table-cell table:style-name="ce8" office:value-type="string" calcext:value-type="string">
            <text:p>Press either the “SHOCK” button while it’s flashing, or the shock button on the AED device itself</text:p>
          </table:table-cell>
          <table:table-cell table:style-name="ce16" office:value-type="string" calcext:value-type="string">
            <text:p><text:span text:style-name="T2">The </text:span><text:span text:style-name="T1">MainWindow</text:span><text:span text:style-name="T2"> class is used in conjunction with the </text:span><text:span text:style-name="T1">AED </text:span><text:span text:style-name="T2">class via the shock() function, utilizing a </text:span><text:span text:style-name="T1">Qtimer </text:span><text:span text:style-name="T2">to effectively flash the “SHOCK” button</text:span></text:p>
          </table:table-cell>
        </table:table-row>
        <table:table-row table:style-name="ro6"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User must be able to perform CPR compressions on the patient</text:p>
          </table:table-cell>
          <table:table-cell table:style-name="ce8" office:value-type="string" calcext:value-type="string">
            <text:p>CPR</text:p>
          </table:table-cell>
          <table:table-cell table:style-name="ce8" office:value-type="string" calcext:value-type="string">
            <text:p>Mainwindow, AED, VoiceSystem</text:p>
          </table:table-cell>
          <table:table-cell table:style-name="ce8" office:value-type="string" calcext:value-type="string">
            <text:p>Press the “Compression” button from the Operator Controls section of the admin panel</text:p>
          </table:table-cell>
          <table:table-cell table:style-name="ce15" office:value-type="string" calcext:value-type="string">
            <text:p>Two instances of <text:span text:style-name="T1">QElapsedTimer </text:span><text:span text:style-name="T2">in addition to one </text:span><text:span text:style-name="T1">QTimer </text:span><text:span text:style-name="T2">are utilized through the </text:span><text:span text:style-name="T1">AED’s </text:span><text:span text:style-name="T2">startCPR(), performCompression(), and CPRTimerFn() functions to operate the timing and effectiveness of the CPR compressions. </text:span><text:span text:style-name="T1">MainWindow</text:span><text:span text:style-name="T2"> handles the user input for each compression through the “Compression” button</text:span></text:p>
          </table:table-cell>
        </table:table-row>
        <table:table-row table:style-name="ro6"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User must be able to perform compressions that deviate from that of optimal ones</text:p>
          </table:table-cell>
          <table:table-cell table:style-name="ce8" office:value-type="string" calcext:value-type="string">
            <text:p>CPR</text:p>
          </table:table-cell>
          <table:table-cell table:style-name="ce8" office:value-type="string" calcext:value-type="string">
            <text:p>Mainwindow, AED, VoiceSystem</text:p>
          </table:table-cell>
          <table:table-cell table:style-name="ce8" office:value-type="string" calcext:value-type="string">
            <text:p>Press the “Shallow Compression” button from the Operator Controls section of the admin panel</text:p>
          </table:table-cell>
          <table:table-cell table:style-name="ce15" office:value-type="string" calcext:value-type="string">
            <text:p>Two instances of <text:span text:style-name="T1">QElapsedTimer </text:span><text:span text:style-name="T2">in addition to one </text:span><text:span text:style-name="T1">QTimer </text:span><text:span text:style-name="T2">are utilized through the </text:span><text:span text:style-name="T1">AED’s </text:span><text:span text:style-name="T2">startCPR(), performCompression(), and CPRTimerFn() functions to operate the timing and effectiveness of the CPR compressions. </text:span><text:span text:style-name="T1">MainWindow</text:span><text:span text:style-name="T2"> handles the user input for each compression through the “Shallow Compression” button</text:span></text:p>
          </table:table-cell>
        </table:table-row>
        <table:table-row table:style-name="ro7"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User must be able to vary the timing of his/her compressions</text:p>
          </table:table-cell>
          <table:table-cell table:style-name="ce8" office:value-type="string" calcext:value-type="string">
            <text:p>CPR</text:p>
          </table:table-cell>
          <table:table-cell table:style-name="ce8" office:value-type="string" calcext:value-type="string">
            <text:p>Mainwindow, AED, VoiceSystem</text:p>
          </table:table-cell>
          <table:table-cell table:style-name="ce8" office:value-type="string" calcext:value-type="string">
            <text:p>Press either the “Compression” or the “Shallow Compression” button from the operator controls section on the admin panel, varying the time between button presses</text:p>
          </table:table-cell>
          <table:table-cell table:style-name="ce15" office:value-type="string" calcext:value-type="string">
            <text:p>An instance of <text:span text:style-name="T1">QElapsedTimer </text:span><text:span text:style-name="T2">is used by the performCompression(), and CPRTimerFn() functions to operate the timing of the compressions. </text:span><text:span text:style-name="T1">MainWindow</text:span><text:span text:style-name="T2"> handles the user input for each compression through the “Compression” and “Shallow Compression” buttons</text:span></text:p>
          </table:table-cell>
        </table:table-row>
        <table:table-row table:style-name="ro8"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AED device must be able to perform a self-check before becoming operational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Mainwindow, AED, VoiceSystem</text:p>
          </table:table-cell>
          <table:table-cell table:style-name="ce8" office:value-type="string" calcext:value-type="string">
            <text:p>Press the “ON/OFF” button on the admin panel to initiate the automatic self test</text:p>
          </table:table-cell>
          <table:table-cell table:style-name="ce15" office:value-type="string" calcext:value-type="string">
            <text:p>The <text:span text:style-name="T1">MainWindow </text:span><text:span text:style-name="T2">class is used to call the </text:span><text:span text:style-name="T1">AED’s selfCheck()</text:span><text:span text:style-name="T2"> function via nested lambda functions found in the </text:span><text:span text:style-name="T1">MainWindow</text:span><text:span text:style-name="T2">’s callIndicatorSwitchLambdas() function</text:span></text:p>
          </table:table-cell>
        </table:table-row>
        <table:table-row table:style-name="ro9"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AED device must be able to confirm proper placement of the defibrillator pads</text:p>
          </table:table-cell>
          <table:table-cell table:style-name="ce8" office:value-type="string" calcext:value-type="string">
            <text:p>Pad Attachment</text:p>
          </table:table-cell>
          <table:table-cell table:style-name="ce8" office:value-type="string" calcext:value-type="string">
            <text:p>Mainwindow, ElectrodePad, ElecroPadPair, AdultElectrode, ChildElectrode, AED, VoiceSystem</text:p>
          </table:table-cell>
          <table:table-cell table:style-name="ce8" office:value-type="string" calcext:value-type="string">
            <text:p>Press either the “Place Electrodes” button or the “Misplace Electro Pads” button from the operator controls section on the admin panel to initiate the automatic electrode placement test</text:p>
          </table:table-cell>
          <table:table-cell table:style-name="ce15" office:value-type="string" calcext:value-type="string">
            <text:p>Handled inside <text:span text:style-name="T1">MainWindow</text:span><text:span text:style-name="T2">’s  </text:span><text:span text:style-name="T1">callIndicatorSwitchLambdas()</text:span><text:span text:style-name="T2"> function by evoking the </text:span><text:span text:style-name="T1">AED’s getFaultyPadPlacement() </text:span><text:span text:style-name="T2">function</text:span></text:p>
          </table:table-cell>
        </table:table-row>
        <table:table-row table:style-name="ro10">
          <table:table-cell table:style-name="ce3"/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AED device must be able to give audio instructions to the operator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Mainwindow, AED, VoiceSystem</text:p>
          </table:table-cell>
          <table:table-cell table:style-name="ce8" office:value-type="string" calcext:value-type="string">
            <text:p>Operate the AED device as intended to hear and see instructions. First audio/text prompt heard after AED device performs the initial self-test</text:p>
          </table:table-cell>
          <table:table-cell table:style-name="ce15" office:value-type="string" calcext:value-type="string">
            <text:p>The <text:span text:style-name="T1">VoiceSystem</text:span><text:span text:style-name="T2"> class is utilized through its </text:span><text:span text:style-name="T1">initiateSound(), initiateAudioAndTextInstruction(), </text:span><text:span text:style-name="T2">and </text:span><text:span text:style-name="T1">getAudioInstructions() </text:span><text:span text:style-name="T2">functions</text:span></text:p>
          </table:table-cell>
        </table:table-row>
        <table:table-row table:style-name="ro10"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AED device must be able to give visual instructions to the operator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Mainwindow, AED, VoiceSystem</text:p>
          </table:table-cell>
          <table:table-cell table:style-name="ce8" office:value-type="string" calcext:value-type="string">
            <text:p>Operate the AED device as intended to hear the audio instructions. First audo prompt heard after AED device performs the initial self-test</text:p>
          </table:table-cell>
          <table:table-cell table:style-name="ce15" office:value-type="string" calcext:value-type="string">
            <text:p>The <text:span text:style-name="T1">VoiceSystem</text:span><text:span text:style-name="T2"> class is utilized through its </text:span><text:span text:style-name="T1">initiateTextInstruction(), initiateAudioAndTextInstruction(), </text:span><text:span text:style-name="T2">and </text:span><text:span text:style-name="T1">getCurrentInstruction() </text:span><text:span text:style-name="T2">functions</text:span></text:p>
          </table:table-cell>
        </table:table-row>
        <table:table-row table:style-name="ro10">
          <table:table-cell table:style-name="ce3"/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AED device must be able to determine if a patient has a shockable heart rhythm</text:p>
          </table:table-cell>
          <table:table-cell table:style-name="ce8" office:value-type="string" calcext:value-type="string">
            <text:p>Shock</text:p>
          </table:table-cell>
          <table:table-cell table:style-name="ce8" office:value-type="string" calcext:value-type="string">
            <text:p>MainWindow, AED, VoiceSystem, NormalSinusRhythm, Ventricular Tachycardia, VentricularFibrillation</text:p>
          </table:table-cell>
          <table:table-cell table:style-name="ce8" office:value-type="string" calcext:value-type="string">
            <text:p>Press the “Place Electrodes” button to initiate the shockable rhythm analysis</text:p>
          </table:table-cell>
          <table:table-cell table:style-name="ce15" office:value-type="string" calcext:value-type="string">
            <text:p>Handled inside <text:span text:style-name="T1">MainWindow</text:span><text:span text:style-name="T2">’s  </text:span><text:span text:style-name="T1">callIndicatorSwitchLambdas()</text:span><text:span text:style-name="T2"> function by evoking the </text:span><text:span text:style-name="T1">AED’s getVictim() </text:span><text:span text:style-name="T2">function to then evoke </text:span><text:span text:style-name="T1">Victim’s getCondition()</text:span><text:span text:style-name="T2"> function</text:span></text:p>
          </table:table-cell>
        </table:table-row>
        <table:table-row table:style-name="ro11"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AED device must be able to give real-time CPR feedback</text:p>
          </table:table-cell>
          <table:table-cell table:style-name="ce8" office:value-type="string" calcext:value-type="string">
            <text:p>CPR</text:p>
          </table:table-cell>
          <table:table-cell table:style-name="ce8" office:value-type="string" calcext:value-type="string">
            <text:p>Mainwindow, AED, VoiceSystem</text:p>
          </table:table-cell>
          <table:table-cell table:style-name="ce8" office:value-type="string" calcext:value-type="string">
            <text:p>Follow the first main success scenario until CPR section is reached. Compression feedback will be given periodically throughout each CPR iteration</text:p>
          </table:table-cell>
          <table:table-cell table:style-name="ce15" office:value-type="string" calcext:value-type="string">
            <text:p>Two instances of <text:span text:style-name="T1">QElapsedTimer </text:span><text:span text:style-name="T2">in addition to one </text:span><text:span text:style-name="T1">QTimer </text:span><text:span text:style-name="T2">are utilized through the </text:span><text:span text:style-name="T1">AED’s </text:span><text:span text:style-name="T2">startCPR(), performCompression(), and CPRTimerFn() functions to operate the timing and effectiveness of the CPR compressions. The </text:span><text:span text:style-name="T1">VoiceSystem’s initiateTextInstruction() </text:span><text:span text:style-name="T2">function is used to provide information about the quality and timing of the user’s compressions</text:span></text:p>
          </table:table-cell>
        </table:table-row>
        <table:table-row table:style-name="ro12">
          <table:table-cell table:style-name="ce3"/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AED device must be able to indicate the status of the battery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Mainwindow, AED</text:p>
          </table:table-cell>
          <table:table-cell table:style-name="ce8" office:value-type="string" calcext:value-type="string">
            <text:p>Press the “ON/OFF” button on the admin panel to see the indicator light state</text:p>
          </table:table-cell>
          <table:table-cell table:style-name="ce15" office:value-type="string" calcext:value-type="string">
            <text:p>Handled by <text:span text:style-name="T1">MainWindow’s indicatorSwitch() </text:span><text:span text:style-name="T2">and </text:span><text:span text:style-name="T1">callIndicatorSwitchLambdas() </text:span><text:span text:style-name="T2">functions</text:span></text:p>
          </table:table-cell>
        </table:table-row>
        <table:table-row table:style-name="ro3">
          <table:table-cell/>
          <table:table-cell table:style-name="ce1"/>
          <table:table-cell table:style-name="ce8" office:value-type="string" calcext:value-type="string">
            <text:p>AED device must be able to indicate the status of the activity of the machine itself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Mainwindow, AED</text:p>
          </table:table-cell>
          <table:table-cell table:style-name="ce8" office:value-type="string" calcext:value-type="string">
            <text:p>Press the “ON/OFF” button on the admin panel to see the indicator light state</text:p>
          </table:table-cell>
          <table:table-cell table:style-name="ce15" office:value-type="string" calcext:value-type="string">
            <text:p>Handled by <text:span text:style-name="T1">MainWindow’s indicatorSwitch() </text:span><text:span text:style-name="T2">and </text:span><text:span text:style-name="T1">callIndicatorSwitchLambdas() </text:span><text:span text:style-name="T2">functions</text:span></text:p>
          </table:table-cell>
        </table:table-row>
        <table:table-row table:style-name="ro3">
          <table:table-cell/>
          <table:table-cell table:style-name="ce1"/>
          <table:table-cell table:style-name="ce8" office:value-type="string" calcext:value-type="string">
            <text:p>Program must have a user interface by which the AED device may be interacted with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Mainwindow, AED</text:p>
          </table:table-cell>
          <table:table-cell table:style-name="ce8" office:value-type="string" calcext:value-type="string">
            <text:p>Run the simulation in QT to view the user interface</text:p>
          </table:table-cell>
          <table:table-cell table:style-name="ce15" office:value-type="string" calcext:value-type="string">
            <text:p>QT’s inbuilt UI functionality is responsible for the displaying of the interface by which the user interacts with the AED device</text:p>
          </table:table-cell>
        </table:table-row>
        <table:table-row table:style-name="ro2" table:number-rows-repeated="3">
          <table:table-cell/>
          <table:table-cell table:style-name="ce1"/>
          <table:table-cell table:number-columns-repeated="5"/>
        </table:table-row>
        <table:table-row table:style-name="ro2" table:number-rows-repeated="1048553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00-00-00</text:date>, <text:time style:data-style-name="N2" text:time-value="09:59:51.9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15:41:41.602000000</meta:creation-date>
    <dc:date>2023-12-01T18:02:10.272000000</dc:date>
    <meta:editing-duration>P1DT5H35M8S</meta:editing-duration>
    <meta:editing-cycles>9</meta:editing-cycles>
    <meta:generator>LibreOffice/7.6.0.3$Windows_X86_64 LibreOffice_project/69edd8b8ebc41d00b4de3915dc82f8f0fc3b6265</meta:generator>
    <meta:document-statistic meta:table-count="1" meta:cell-count="106" meta:object-count="0"/>
  </office:meta>
</office:document-meta>
</file>